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E1000000E1C3872D108EB0E5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Verdana" fo:font-size="13.5pt" fo:font-style="italic" fo:font-weight="bold" style:font-size-asian="13.5pt" style:font-style-asian="italic" style:font-weight-asian="bold" style:font-name-complex="Verdana1" style:font-size-complex="13.5pt"/>
    </style:style>
    <style:style style:name="P2" style:family="paragraph" style:parent-style-name="Standard">
      <style:paragraph-properties fo:margin-top="0in" fo:margin-bottom="0in" loext:contextual-spacing="false"/>
      <style:text-properties fo:font-variant="normal" fo:text-transform="none" fo:color="#006600" style:text-line-through-style="none" style:text-line-through-type="none" style:font-name="Verdana" fo:font-size="10pt" fo:font-style="normal" style:text-underline-style="none" fo:font-weight="bold" style:font-size-asian="10pt" style:font-style-asian="normal" style:font-weight-asian="bold" style:font-name-complex="Verdana1" style:font-size-complex="16pt" style:font-weight-complex="bold"/>
    </style:style>
    <style:style style:name="P3" style:family="paragraph" style:parent-style-name="Text_20_body">
      <style:text-properties style:font-name="Verdana" style:font-name-complex="Verdana1"/>
    </style:style>
    <style:style style:name="P4" style:family="paragraph" style:parent-style-name="Título3">
      <style:text-properties style:font-name="Verdana" style:font-name-complex="Verdana1"/>
    </style:style>
    <style:style style:name="P5" style:family="paragraph" style:parent-style-name="Normal_20__28_Web_29_">
      <style:text-properties fo:color="#000000"/>
    </style:style>
    <style:style style:name="P6" style:family="paragraph" style:parent-style-name="Normal_20__28_Web_29_">
      <style:paragraph-properties fo:margin-top="0in" fo:margin-bottom="0in" loext:contextual-spacing="false"/>
    </style:style>
    <style:style style:name="P7" style:family="paragraph" style:parent-style-name="Normal_20__28_Web_29_">
      <style:paragraph-properties fo:margin-top="0in" fo:margin-bottom="0in" loext:contextual-spacing="false" fo:text-align="center" style:justify-single-word="false"/>
      <style:text-properties style:font-name="Verdana" style:font-name-complex="Verdana1"/>
    </style:style>
    <style:style style:name="P8" style:family="paragraph" style:parent-style-name="Normal_20__28_Web_29_">
      <style:paragraph-properties fo:margin-top="0in" fo:margin-bottom="0in" loext:contextual-spacing="false"/>
      <style:text-properties style:font-name="Verdana" fo:font-size="20pt" style:font-size-asian="20pt" style:font-name-complex="Verdana1" style:font-size-complex="20pt"/>
    </style:style>
    <style:style style:name="P9" style:family="paragraph" style:parent-style-name="Normal_20__28_Web_29_">
      <style:paragraph-properties fo:margin-top="0in" fo:margin-bottom="0in" loext:contextual-spacing="false"/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P10" style:family="paragraph" style:parent-style-name="Normal_20__28_Web_29_">
      <style:paragraph-properties fo:margin-top="0in" fo:margin-bottom="0in" loext:contextual-spacing="false"/>
      <style:text-properties fo:color="#339966" style:font-name="Verdana" fo:font-size="10pt" fo:font-weight="bold" style:font-size-asian="10pt" style:font-weight-asian="bold" style:font-name-complex="Verdana1" style:font-size-complex="10pt"/>
    </style:style>
    <style:style style:name="P11" style:family="paragraph" style:parent-style-name="Normal_20__28_Web_29_" style:master-page-name="Standard">
      <style:paragraph-properties fo:margin-top="0in" fo:margin-bottom="0in" loext:contextual-spacing="false" fo:text-align="center" style:justify-single-word="false" style:page-number="auto"/>
      <style:text-properties style:font-name="Verdana" style:font-name-complex="Verdana1"/>
    </style:style>
    <style:style style:name="P12" style:family="paragraph" style:parent-style-name="Normal_20__28_Web_29_">
      <style:paragraph-properties fo:margin-top="0.0835in" fo:margin-bottom="0in" loext:contextual-spacing="false"/>
    </style:style>
    <style:style style:name="P13" style:family="paragraph" style:parent-style-name="Normal_20__28_Web_29_">
      <style:paragraph-properties fo:margin-top="0.1945in" fo:margin-bottom="0.1945in" loext:contextual-spacing="false"/>
    </style:style>
    <style:style style:name="P14" style:family="paragraph" style:parent-style-name="Título1">
      <style:paragraph-properties fo:break-before="page"/>
    </style:style>
    <style:style style:name="P15" style:family="paragraph" style:parent-style-name="Footer">
      <style:paragraph-properties fo:margin-left="0in" fo:margin-right="0.25in" fo:text-indent="0in" style:auto-text-indent="false"/>
    </style:style>
    <style:style style:name="P16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style:font-name="Verdana" style:font-name-complex="Verdana1"/>
    </style:style>
    <style:style style:name="T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Verdana" fo:font-size="10pt" fo:font-style="italic" fo:font-weight="bold" style:font-size-asian="10pt" style:font-style-asian="italic" style:font-weight-asian="bold" style:font-name-complex="Verdana1" style:font-size-complex="10pt" style:font-weight-complex="bold"/>
    </style:style>
    <style:style style:name="T5" style:family="text">
      <style:text-properties fo:color="#000000" style:font-name="Verdana" fo:font-size="10pt" fo:font-style="italic" fo:font-weight="bold" style:font-size-asian="10pt" style:font-style-asian="italic" style:font-weight-asian="bold" style:font-name-complex="Verdana1" style:font-size-complex="10pt" style:font-style-complex="italic" style:font-weight-complex="bold"/>
    </style:style>
    <style:style style:name="T6" style:family="text">
      <style:text-properties fo:color="#000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T7" style:family="text">
      <style:text-properties fo:color="#000000" style:font-name="Verdana" fo:font-size="10pt" fo:font-weight="bold" style:font-size-asian="10pt" style:font-weight-asian="bold" style:font-name-complex="Verdana1" style:font-size-complex="10pt" style:font-weight-complex="bold"/>
    </style:style>
    <style:style style:name="T8" style:family="text"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T9" style:family="text">
      <style:text-properties fo:color="#000000" fo:font-size="12pt" fo:font-weight="bold" style:font-name-asian="Verdana1" style:font-size-asian="12pt" style:font-weight-asian="bold" style:font-name-complex="Verdana1" style:font-size-complex="12pt"/>
    </style:style>
    <style:style style:name="T10" style:family="text">
      <style:text-properties fo:color="#000000" fo:font-size="12pt" fo:font-weight="bold" style:font-size-asian="12pt" style:font-weight-asian="bold" style:font-name-complex="Verdana1" style:font-size-complex="12pt"/>
    </style:style>
    <style:style style:name="T11" style:family="text">
      <style:text-properties fo:color="#000000"/>
    </style:style>
    <style:style style:name="T12" style:family="text">
      <style:text-properties fo:font-size="12pt" fo:font-weight="bold" style:font-size-asian="12pt" style:font-weight-asian="bold" style:font-name-complex="Verdana1" style:font-size-complex="12pt" style:font-weight-complex="bold"/>
    </style:style>
    <style:style style:name="T13" style:family="text">
      <style:text-properties fo:color="#339966" style:font-name="Verdana" fo:font-size="10pt" fo:font-weight="bold" style:font-size-asian="10pt" style:font-weight-asian="bold" style:font-name-complex="Verdana1" style:font-size-complex="10pt"/>
    </style:style>
    <style:style style:name="T14" style:family="text">
      <style:text-properties fo:font-size="8pt" style:font-size-asian="8pt" style:font-size-complex="8pt"/>
    </style:style>
    <style:style style:name="gr1" style:family="graphic" style:parent-style-name="Frame">
      <style:graphic-properties draw:stroke="none" svg:stroke-width="0in" draw:fill="solid" draw:fill-color="#ffffff" draw:textarea-vertical-align="top" draw:auto-grow-height="false" fo:min-height="0.1846in" fo:min-width="0.0772in" fo:padding-top="0.002in" fo:padding-bottom="0.002in" fo:padding-left="0.002in" fo:padding-right="0.002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7"/>
      <text:p text:style-name="P7"/>
      <text:p text:style-name="P4"/>
      <text:p text:style-name="P3"/>
      <text:p text:style-name="Título3"><text:span text:style-name="T1">ESTUDIO DE FACTIBILIDAD</text:span></text:p>
      <text:p text:style-name="P3"/>
      <text:p text:style-name="P3"/>
      <text:p text:style-name="P1"/>
      <text:p text:style-name="Índice"><text:span text:style-name="notranslate"><text:span text:style-name="T2">PROYECTO: test</text:span></text:span></text:p>
      <text:p text:style-name="P8"/>
      <text:p text:style-name="P6"><text:span text:style-name="notranslate"><text:span text:style-name="T4">Fecha:</text:span></text:span></text:p>
      <text:p text:style-name="P6"><text:span text:style-name="notranslate"><text:span text:style-name="T5"><text:line-break/>Autor: Luis Castro</text:span></text:span></text:p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9"/>
      <text:p text:style-name="P12"><text:span text:style-name="notranslate"><text:span text:style-name="T6"><text:s/></text:span></text:span><text:span text:style-name="notranslate"><text:span text:style-name="T7">Versión Control Chart: </text:span></text:span></text:p>
      <text:p text:style-name="P12"><text:span text:style-name="notranslate"><text:span text:style-name="T6">aaaaa</text:span></text:span></text:p>
      <text:p text:style-name="P14"><text:span text:style-name="notranslate">I- RESUMEN EJECUTIVO</text:span></text:p>
      <text:p text:style-name="P5"/>
      <text:p text:style-name="Título1"><text:line-break/><text:span text:style-name="notranslate"><text:span text:style-name="T12">III- CONSIDERACIONES TECNOLÓGICAS</text:span></text:span></text:p>
      <text:p text:style-name="Normal_20__28_Web_29_"/>
      <text:p text:style-name="Título1"><text:span text:style-name="notranslate"><text:span text:style-name="T9">I</text:span></text:span><text:span text:style-name="notranslate"><text:span text:style-name="T10">V- MERCADO DEL PRODUCTO Y/O <text:s/>SERVICIOS</text:span></text:span></text:p>
      <text:p text:style-name="P10"/>
      <text:p text:style-name="P6"><text:span text:style-name="T13"><text:line-break/></text:span></text:p>
      <text:p text:style-name="Título1"><text:span text:style-name="notranslate">V- ESTRATEGIA DE MERCADO</text:span></text:p>
      <text:p text:style-name="P5"/>
      <text:p text:style-name="Título1"><text:span text:style-name="notranslate">VI- ORGANIZACIÓN Y PERSONAL</text:span></text:p>
      <text:p text:style-name="P5"/>
      <text:p text:style-name="Título1"><text:span text:style-name="notranslate"><text:span text:style-name="T3">VII- IMPLEMENTACIÓN</text:span></text:span></text:p>
      <text:p text:style-name="P5"/>
      <text:p text:style-name="Título1"><text:span text:style-name="notranslate"><text:span text:style-name="T3">VIII- PROYECCIONES FINANCIERAS</text:span></text:span></text:p>
      <text:p text:style-name="P5"/>
      <text:p text:style-name="Título1"><text:span text:style-name="notranslate"><text:span text:style-name="T3">IX- CONCLUSIONES</text:span>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s" fo:country="CL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CL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punctuation-wrap="hanging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1" style:font-family-complex="Mangal, 'Courier New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class="text">
      <style:paragraph-properties fo:margin-top="0.1945in" fo:margin-bottom="0.1945in" loext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1945in" fo:margin-bottom="0.194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left="0in" fo:margin-right="0in" fo:margin-top="0.0972in" fo:margin-bottom="0.0835in" loext:contextual-spacing="false" fo:text-align="start" style:justify-single-word="false" fo:orphans="0" fo:widows="0" fo:text-indent="0in" style:auto-text-indent="false" style:writing-mode="lr-tb"/>
      <style:text-properties style:use-window-font-color="true" style:font-name="Liberation Serif1" fo:font-family="'Liberation Serif'" style:font-family-generic="swiss" style:font-pitch="variable" fo:font-size="14pt" fo:language="es" fo:country="CL" fo:font-weight="bold" style:letter-kerning="fals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4pt" style:language-complex="hi" style:country-complex="IN" style:font-weight-complex="bold"/>
    </style:style>
    <style:style style:name="Heading_20_7" style:display-name="Heading 7" style:family="paragraph" style:parent-style-name="Heading" style:default-outline-level="7" style:list-style-name="" style:class="text">
      <style:paragraph-properties fo:margin-top="0.0417in" fo:margin-bottom="0.0417in" loext:contextual-spacing="false" fo:text-align="start" style:justify-single-word="false" fo:orphans="0" fo:widows="0" style:writing-mode="lr-tb"/>
      <style:text-properties style:use-window-font-color="true" style:font-name="Liberation Serif1" fo:font-family="'Liberation Serif'" style:font-family-generic="swiss" style:font-pitch="variable" fo:font-size="11pt" fo:language="es" fo:country="CL" fo:font-weight="bold" style:letter-kerning="false" style:font-name-asian="Noto Sans CJK SC" style:font-family-asian="'Noto Sans CJK SC'" style:font-family-generic-asian="system" style:font-pitch-asian="variable" style:font-size-asian="11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1pt" style:language-complex="hi" style:country-complex="IN" style:font-weight-complex="bold"/>
    </style:style>
    <style:style style:name="Heading_20_8" style:display-name="Heading 8" style:family="paragraph" style:parent-style-name="Heading" style:default-outline-level="8" style:list-style-name="" style:class="text">
      <style:paragraph-properties fo:margin-left="0in" fo:margin-right="0in" fo:margin-top="0.0417in" fo:margin-bottom="0.0417in" loext:contextual-spacing="false" fo:text-align="start" style:justify-single-word="false" fo:orphans="0" fo:widows="0" fo:text-indent="0in" style:auto-text-indent="false" style:writing-mode="lr-tb"/>
      <style:text-properties style:use-window-font-color="true" style:font-name="Liberation Serif1" fo:font-family="'Liberation Serif'" style:font-family-generic="swiss" style:font-pitch="variable" fo:font-size="11pt" fo:language="es" fo:country="CL" fo:font-style="italic" fo:font-weight="bold" style:letter-kerning="false" style:font-name-asian="Noto Sans CJK SC" style:font-family-asian="'Noto Sans CJK SC'" style:font-family-generic-asian="system" style:font-pitch-asian="variable" style:font-size-asian="11pt" style:language-asian="zh" style:country-asian="CN" style:font-style-asian="italic" style:font-weight-asian="bold" style:font-name-complex="Lohit Devanagari" style:font-family-complex="'Lohit Devanagari'" style:font-family-generic-complex="system" style:font-pitch-complex="variable" style:font-size-complex="11pt" style:language-complex="hi" style:country-complex="IN" style:font-style-complex="italic" style:font-weight-complex="bold"/>
    </style:style>
    <style:style style:name="Título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1" style:font-family-complex="Mangal, 'Courier New'" style:font-family-generic-complex="system" style:font-pitch-complex="variable"/>
    </style:style>
    <style:style style:name="Título2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, 'Courier New'" style:font-family-generic-complex="system" style:font-pitch-complex="variable" style:font-size-complex="14pt"/>
    </style:style>
    <style:style style:name="Título3" style:family="paragraph" style:parent-style-name="Título2" style:default-outline-level="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ítulo4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, 'Courier New'" style:font-family-generic-complex="system" style:font-pitch-complex="variable" style:font-size-complex="14pt"/>
    </style:style>
    <style:style style:name="Descripció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Courier New'" style:font-family-generic-complex="system" style:font-pitch-complex="variable" style:font-size-complex="12pt" style:font-style-complex="italic"/>
    </style:style>
    <style:style style:name="Título1" style:family="paragraph" style:parent-style-name="Standard" style:default-outline-level="">
      <style:paragraph-properties fo:margin-top="0.1665in" fo:margin-bottom="0.0835in" loext:contextual-spacing="false" fo:text-align="start" style:justify-single-word="false" fo:keep-with-next="always" style:writing-mode="lr-tb"/>
      <style:text-properties style:font-name="Verdana" fo:font-family="Verdana" style:font-family-generic="roman" style:font-pitch="variable" fo:font-size="12pt" fo:font-weight="bold" style:font-name-asian="Microsoft YaHei" style:font-family-asian="'Microsoft YaHei'" style:font-family-generic-asian="system" style:font-pitch-asian="variable" style:font-size-asian="12pt" style:font-weight-asian="bold" style:font-name-complex="Mangal1" style:font-family-complex="Mangal, 'Courier New'" style:font-family-generic-complex="system" style:font-pitch-complex="variable" style:font-size-complex="14pt"/>
    </style:style>
    <style:style style:name="Epígrafe1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Courier New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Contenido_20_de_20_la_20_tabla" style:display-name="Contenido de la tabla" style:family="paragraph" style:parent-style-name="Standard" style:default-outline-level="">
      <style:paragraph-properties text:number-lines="false" text:line-number="0"/>
    </style:style>
    <style:style style:name="Título_20_de_20_la_20_tabla" style:display-name="Título de la tabla" style:family="paragraph" style:parent-style-name="Contenido_20_de_20_la_20_tabla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itulo_20_Primer_20_Nivel" style:display-name="Titulo Primer Nivel" style:family="paragraph" style:parent-style-name="Standard" style:default-outline-level="">
      <style:paragraph-properties fo:margin-top="0in" fo:margin-bottom="0in" loext:contextual-spacing="false"/>
      <style:text-properties fo:color="#000000" style:font-name="Verdana" fo:font-family="Verdana" style:font-family-generic="roman" style:font-pitch="variable" fo:font-weight="bold" style:font-weight-asian="bold" style:font-name-complex="Verdana1" style:font-family-complex="Verdana" style:font-family-generic-complex="system" style:font-pitch-complex="variable"/>
    </style:style>
    <style:style style:name="Contenido_20_del_20_marco" style:display-name="Contenido del marco" style:family="paragraph" style:parent-style-name="Standard" style:default-outline-level=""/>
    <style:style style:name="Epígrafe3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Encabezado_20_de_20_lista1" style:display-name="Encabezado de lista1" style:family="paragraph" style:parent-style-name="Título3" style:default-outline-level="">
      <style:paragraph-properties fo:margin-left="0in" fo:margin-right="0in" fo:text-align="start" style:justify-single-word="false" fo:text-indent="0in" style:auto-text-indent="false" text:number-lines="false" text:line-number="0" style:writing-mode="lr-tb"/>
      <style:text-properties style:font-name="Verdana" fo:font-family="Verdana" style:font-family-generic="roman" style:font-pitch="variable" fo:font-size="16pt" fo:font-weight="bold" style:font-size-asian="16pt" style:font-weight-asian="bold" style:font-name-complex="Verdana1" style:font-family-complex="Verdana" style:font-family-generic-complex="system" style:font-pitch-complex="variable" style:font-size-complex="16pt" style:font-weight-complex="bold"/>
    </style:style>
    <style:style style:name="Contents_20_1" style:display-name="Contents 1" style:family="paragraph" style:parent-style-name="Índice" style:default-outline-level="" style:class="index">
      <style:paragraph-properties fo:margin-left="0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Índice" style:default-outline-level="" style:class="index">
      <style:paragraph-properties fo:margin-left="1.1791in" fo:margin-right="0in" fo:text-indent="0in" style:auto-text-indent="false">
        <style:tab-stops>
          <style:tab-stop style:position="4.7264in" style:type="right" style:leader-style="dotted" style:leader-text="."/>
        </style:tab-stops>
      </style:paragraph-properties>
    </style:style>
    <style:style style:name="Texto_20_con_20_sangría1" style:display-name="Texto con sangría1" style:family="paragraph" style:parent-style-name="Título4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Título4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Epígrafe2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Epígrafe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5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OA_20_Heading" style:display-name="TOA Heading" style:family="paragraph" style:parent-style-name="Título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notranslate" style:family="text" style:parent-style-name="Fuente_20_de_20_párrafo_20_predeter.2"/>
    <style:style style:name="Enlace_20_de_20_Internet" style:display-name="Enlace de Internet" style:family="text">
      <style:text-properties fo:color="#0000ff" style:text-underline-style="solid" style:text-underline-width="auto" style:text-underline-color="font-color"/>
    </style:style>
    <style:style style:name="apple-converted-space" style:family="text" style:parent-style-name="Fuente_20_de_20_párrafo_20_predeter.2"/>
    <style:style style:name="Fuente_20_de_20_párrafo_20_predeter.1" style:display-name="Fuente de párrafo predeter.1" style:family="text"/>
    <style:style style:name="Número_20_de_20_página" style:display-name="Número de página" style:family="text" style:parent-style-name="Fuente_20_de_20_párrafo_20_predeter."/>
    <style:style style:name="Enlace_20_del_20_índice" style:display-name="Enlace del índice" style:family="text"/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Fuente_20_de_20_párrafo_20_predeter.4" style:display-name="Fuente de párrafo predeter.4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I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_20__28_Web_29_">
      <style:paragraph-properties fo:margin-top="0in" fo:margin-bottom="0in" loext:contextual-spacing="false"/>
    </style:style>
    <style:style style:name="MP2" style:family="paragraph">
      <loext:graphic-properties draw:fill="none"/>
      <style:paragraph-properties fo:text-align="center"/>
    </style:style>
    <style:style style:name="MP3" style:family="paragraph" style:parent-style-name="Footer">
      <style:paragraph-properties fo:margin-left="0in" fo:margin-right="0.25in" fo:text-indent="0in" style:auto-text-indent="false"/>
    </style:style>
    <style:style style:name="MP4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MT1" style:family="text">
      <style:text-properties fo:color="#000000"/>
    </style:style>
    <style:style style:name="MT2" style:family="text">
      <style:text-properties fo:font-size="8pt" style:font-size-asian="8pt" style:font-size-complex="8pt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 style:parent-style-name="Frame">
      <style:graphic-properties draw:stroke="none" svg:stroke-width="0in" draw:fill="solid" draw:fill-color="#ffffff" draw:textarea-vertical-align="top" draw:auto-grow-height="false" fo:min-height="0.1846in" fo:min-width="0.0772in" fo:padding-top="0.002in" fo:padding-bottom="0.002in" fo:padding-left="0.002in" fo:padding-right="0.002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9839in" fo:margin-bottom="0.9839in" fo:margin-left="0.7874in" fo:margin-right="1.1811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665in" fo:margin-left="0in" fo:margin-right="0in" fo:margin-bottom="0.428in" style:dynamic-spacing="true"/>
      </style:header-style>
      <style:footer-style>
        <style:header-footer-properties fo:min-height="0.298in" fo:margin-left="0in" fo:margin-right="0in" fo:margin-top="0.2583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text:anchor-type="as-char" draw:z-index="5" draw:style-name="Mgr1" draw:text-style-name="MP2" svg:width="0.7295in" svg:height="0.7295in"><draw:image xlink:href="Pictures/10000000000000E1000000E1C3872D108EB0E561.png" xlink:type="simple" xlink:show="embed" xlink:actuate="onLoad"><text:p/></draw:image></draw:frame></text:p>
      </style:header>
      <style:footer>
        <text:p text:style-name="MP3"><draw:custom-shape text:anchor-type="paragraph" draw:z-index="2" draw:name="Marco1" draw:style-name="Mgr2" draw:text-style-name="MP4" svg:width="0.0807in" svg:height="0.1886in" svg:x="7.0028in" svg:y="0.0008in"><text:p text:style-name="Footer"><text:span text:style-name="Número_20_de_20_página"><text:span text:style-name="MT1"><text:page-number text:select-page="current">3</text:page-number>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3"><text:span text:style-name="MT2">@Copyright 2017-2018, TaskControl PMS . All Rights Reserved. Reproduction without permisión is prohibited. <text:s text:c="6"/></text:span><text:s text:c="25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08:24:04</meta:creation-date>
    <dc:language>es-CL</dc:language>
    <dc:date>2020-06-30T20:50:11</dc:date>
    <meta:editing-cycles>35</meta:editing-cycles>
    <dc:title>Caso de negocio</dc:title>
    <meta:editing-duration>PT46M</meta:editing-duration>
    <meta:generator>LibreOffice/6.0.7.3$Linux_X86_64 LibreOffice_project/00m0$Build-3</meta:generator>
    <meta:document-statistic meta:table-count="0" meta:image-count="0" meta:object-count="0" meta:page-count="3" meta:paragraph-count="18" meta:word-count="54" meta:character-count="440" meta:non-whitespace-character-count="364"/>
    <meta:template xlink:type="simple" xlink:actuate="onRequest" xlink:title="Normal.dotm" xlink:href=""/>
  </office:meta>
</office:document-meta>
</file>